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Arial" fo:font-size="10pt" style:text-underline-style="none" fo:font-weight="normal" style:font-name-asian="CourierNew" style:font-size-asian="10pt" style:font-weight-asian="normal" style:font-name-complex="CourierNew" style:font-size-complex="10pt" style:font-weight-complex="normal"/>
    </style:style>
    <style:style style:name="P7" style:family="paragraph" style:parent-style-name="Text_20_body">
      <style:text-properties style:font-name="Arial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8" style:family="paragraph" style:parent-style-name="Text_20_body">
      <style:text-properties style:font-name="Arial" fo:font-size="10pt" style:font-name-asian="Times New Roman1" style:font-size-asian="10pt" style:font-name-complex="Times New Roman1" style:font-size-complex="10pt"/>
    </style:style>
    <style:style style:name="P9" style:family="paragraph" style:parent-style-name="Text_20_body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"/>
    </style:style>
    <style:style style:name="P11" style:family="paragraph" style:parent-style-name="Standard">
      <style:text-properties style:font-name="Arial" fo:font-size="10pt" style:text-underline-style="none" fo:font-weight="normal" style:font-name-asian="CourierNew" style:font-size-asian="10pt" style:font-weight-asian="normal" style:font-name-complex="CourierNew" style:font-size-complex="10pt" style:font-weight-complex="normal"/>
    </style:style>
    <style:style style:name="P12" style:family="paragraph" style:parent-style-name="Text_20_body">
      <style:text-properties style:font-name="Arial" fo:font-size="10pt" style:font-name-asian="Times New Roman1" style:font-size-asian="10pt" style:font-name-complex="Times New Roman1" style:font-size-complex="10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0pt" style:font-name-asian="Times New Roman1" style:font-size-asian="10pt" style:font-name-complex="Times New Roman1" style:font-size-complex="10pt"/>
    </style:style>
    <style:style style:name="P14" style:family="paragraph" style:parent-style-name="Text_20_body"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>
      <style:text-properties style:font-name="Arial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18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9" style:family="paragraph" style:parent-style-name="Text_20_body" style:list-style-name="L1">
      <style:paragraph-properties fo:margin-left="0cm" fo:margin-right="0cm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Text_20_body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1" style:master-page-name="Right_20_Page">
      <style:paragraph-properties fo:text-align="center" style:justify-single-word="false" style:page-number="auto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3">
      <style:text-properties style:text-underline-style="solid" style:text-underline-width="auto" style:text-und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Arial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color="#000000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><text:span text:style-name="T1">TMV7A.EXE </text:span><text:line-break/><text:span text:style-name="T1">SOFTWARE DESIGN SPEC</text:span></text:h>
      <text:p text:style-name="P10"><text:user-defined style:data-style-name="N0" text:name="Version">1.0.0</text:user-defined></text:p>
      <text:p text:style-name="P10"><text:modification-date style:data-style-name="N75">3 Aug 2013</text:modification-date></text:p>
      <text:p text:style-name="P10"/>
      <text:h text:style-name="P29" text:outline-level="1">General Requirements</text:h>
      <text:p text:style-name="P3"/>
      <text:list xml:id="list420981984651383264" text:style-name="L1">
        <text:list-item>
          <text:p text:style-name="P17">Within this document, the following terms shall be used to mean:</text:p>
        </text:list-item>
        <text:list-item>
          <text:p text:style-name="P17">The term “program” shall refer to the TMV7A.EXE program described in this document.</text:p>
        </text:list-item>
        <text:list-item>
          <text:p text:style-name="P17">The term “Radio” shall refer to the TM-V7A transceiver.</text:p>
        </text:list-item>
        <text:list-item>
          <text:p text:style-name="P19">The program shall use a standard windows interface (GUI).</text:p>
        </text:list-item>
        <text:list-item>
          <text:p text:style-name="P19">The program shall use the Kenwood PG-4S programming cable through a standard serial interface, using any available Serial Port.</text:p>
        </text:list-item>
        <text:list-item>
          <text:p text:style-name="P19">The program shall work with the radio as a remote control head to replace the unusable LED display.</text:p>
        </text:list-item>
        <text:list-item>
          <text:p text:style-name="P17">The program shall emulate the radio control head as close as possible.</text:p>
        </text:list-item>
        <text:list-item>
          <text:p text:style-name="P17">The program shall provide the capability to set the radio configuration.</text:p>
        </text:list-item>
        <text:list-item>
          <text:p text:style-name="P19">The program shall provide the capability to control the radio using both VFO and Memory modes.</text:p>
        </text:list-item>
        <text:list-item>
          <text:p text:style-name="P19">The program shall maintain all databases locally, not in the radio.</text:p>
        </text:list-item>
        <text:list-item>
          <text:p text:style-name="P17">The program shall provide a detailed Help file.</text:p>
        </text:list-item>
        <text:list-item>
          <text:p text:style-name="P17">The program shall provide Context Sensitive Help.</text:p>
        </text:list-item>
        <text:list-item>
          <text:p text:style-name="P17">The program shall provide the capability to import data files from the Kenwood MCP-V7 radio control program.</text:p>
        </text:list-item>
        <text:list-item>
          <text:p text:style-name="P17">The program shall provide the capability to import data files from the RCV7 radio control program.</text:p>
        </text:list-item>
        <text:list-item>
          <text:p text:style-name="P19">The program shall provide the capability to Read, Save and Edit TMV-7 data files.</text:p>
        </text:list-item>
        <text:list-item>
          <text:p text:style-name="P19">The program shall maintain all program configuration data in a standard Windows .INI file.</text:p>
        </text:list-item>
        <text:list-item>
          <text:p text:style-name="P19">The program shall automatically load the TMV7 configuration data on startup;</text:p>
        </text:list-item>
        <text:list-item>
          <text:p text:style-name="P19">The program shall automatically save the TMV7. configuration data on shutdown;</text:p>
        </text:list-item>
        <text:list-item>
          <text:p text:style-name="P19">The program shall replace the Kenwood “CALL” channel functionality with locally maintained “FAVOURITE” channel functionality;</text:p>
        </text:list-item>
        <text:list-item>
          <text:p text:style-name="P17">The program shall provide the following radio functionality:</text:p>
          <text:p text:style-name="P22">Band Select;</text:p>
          <text:p text:style-name="P22">VHF and UHF VFO mode;</text:p>
          <text:p text:style-name="P22">VHF and UHF Memory channel configuration;</text:p>
          <text:p text:style-name="P22">VHF and UHF Memory channel selection;</text:p>
          <text:p text:style-name="P22">Power On/Off;</text:p>
          <text:p text:style-name="P22">Favourite channel configuration;</text:p>
          <text:p text:style-name="P22">Favourite channel selection;</text:p>
          <text:p text:style-name="P24">Scan start/stop; and,</text:p>
          <text:p text:style-name="P22">LCD panel display status for the selected channel, including the following indicators:<text:line-break/><text:line-break/>PTT<text:tab/>- TX Band selection;</text:p>
          <text:p text:style-name="P23">H, M, L<text:tab/>- RF Power selection;</text:p>
          <text:p text:style-name="P23">DT<text:tab/>- DTSS code functionality; <text:s/></text:p>
          <text:p text:style-name="P23"><text:soft-page-break/>T<text:tab/>- PL Tone functionality;</text:p>
          <text:p text:style-name="P23">CT<text:tab/>- CTSS functionality; </text:p>
          <text:p text:style-name="P23">R<text:tab/>- Reverse Frequency functionality</text:p>
          <text:p text:style-name="P23">S, +, -<text:tab/>- Repeater Offset selection;</text:p>
          <text:p text:style-name="P25">=<text:tab/>- Split Memory Channel functionality;</text:p>
          <text:p text:style-name="P25">LOCK<text:tab/>- Transceiver Lock capability;</text:p>
        </text:list-item>
        <text:list-item>
          <text:p text:style-name="P18">The program shall provide Transceiver Guide functionality;</text:p>
        </text:list-item>
        <text:list-item>
          <text:p text:style-name="P20">The program shall <text:s/>provide the capability to switch the power on and off;</text:p>
        </text:list-item>
        <text:list-item>
          <text:p text:style-name="P20">The program shall provide the capability to select the VHF or UHF band;</text:p>
        </text:list-item>
        <text:list-item>
          <text:p text:style-name="P20">The program shall provide the capability to tune memory channels up or down;</text:p>
        </text:list-item>
        <text:list-item>
          <text:p text:style-name="P20">The program shall provide the capability to select output power levels of H, M and L <text:s/>on an individual frequency/channel basis;</text:p>
        </text:list-item>
        <text:list-item>
          <text:p text:style-name="P20">The program shall provide the capability to select a standard repeater offset direction of:</text:p>
          <text:p text:style-name="P23">S<text:tab/>- Simplex;<text:line-break/>+<text:tab/>- Up, or;<text:line-break/>-<text:tab/>- Down;</text:p>
        </text:list-item>
        <text:list-item>
          <text:p text:style-name="P18">The program shall provide the capability to assign a split offset frequency;</text:p>
        </text:list-item>
        <text:list-item>
          <text:p text:style-name="P20">The program shall provide the capability to select a Tone frequency from a list of standard frequencies;</text:p>
        </text:list-item>
        <text:list-item>
          <text:p text:style-name="P20">The program shall provide the capability to activate and de-activate the Tone function;</text:p>
        </text:list-item>
        <text:list-item>
          <text:p text:style-name="P18">The program shall provide the capability to select the reverse function for all frequencies;</text:p>
        </text:list-item>
        <text:list-item>
          <text:p text:style-name="P20">The program shall provide the capability to store VHF, UHF and Favourite memory channels;</text:p>
        </text:list-item>
        <text:list-item>
          <text:p text:style-name="P20">The program shall provide the capability to select VHF, UHF and Favourite memory channels for radio operation;</text:p>
        </text:list-item>
        <text:list-item>
          <text:p text:style-name="P20">The program shall provide the capability to edit VHF, UHF and Favourite memory channels;</text:p>
        </text:list-item>
        <text:list-item>
          <text:p text:style-name="P20">The program shall provide the capability to clear VHF, UHF and Favourite memory channels;</text:p>
        </text:list-item>
        <text:list-item>
          <text:p text:style-name="P20">The program shall provide the capability to name VHF, UHF and Favourite memory channels and UHF and VHF VFO frequencies;</text:p>
        </text:list-item>
        <text:list-item>
          <text:p text:style-name="P20">The program shall replace the single “CALL” channel function with “FAVOURITE” channel functionality providing up to 12 Favourite channels;</text:p>
        </text:list-item>
        <text:list-item>
          <text:p text:style-name="P18">The program shall provide “Scan” functionality for VHF, UHF and Favourite memory channels;</text:p>
        </text:list-item>
        <text:list-item>
          <text:p text:style-name="P18">The program shall provide the capability to “Lockout” VFH, UHF and Favourite channels from the Scan functionality;</text:p>
        </text:list-item>
        <text:list-item>
          <text:p text:style-name="P18">The program shall provide “”Program Scan” functionality;</text:p>
        </text:list-item>
        <text:list-item>
          <text:p text:style-name="P20">The program shall provide the capability to enter a CTCSS code from a list of standard frequencies;</text:p>
        </text:list-item>
        <text:list-item>
          <text:p text:style-name="P20">The program shall provide the capability to activate and de-activate the CTCSS function;</text:p>
        </text:list-item>
        <text:list-item>
          <text:p text:style-name="P20">The program shall provide the capability to enter a DTSS code of three digits;</text:p>
        </text:list-item>
        <text:list-item>
          <text:p text:style-name="P20">The program shall provide the capability to activate and de-activate the DTSS function;</text:p>
        </text:list-item>
        <text:list-item>
          <text:p text:style-name="P18">The program shall provide the capability to enter up to 10 DTMF tones of 1 to 16 values;</text:p>
        </text:list-item>
        <text:list-item>
          <text:p text:style-name="P18">The program shall provide the capability to edit DTMF entries;</text:p>
        </text:list-item>
        <text:list-item>
          <text:p text:style-name="P18">The program shall provide the capability to clear DTMF entries;</text:p>
        </text:list-item>
        <text:list-item>
          <text:p text:style-name="P18"><text:soft-page-break/>The program shall provide an Automatic Power Off (APO) capability;</text:p>
        </text:list-item>
        <text:list-item>
          <text:p text:style-name="P18">The program shall provide the capability to “Lock” the transceiver;</text:p>
        </text:list-item>
        <text:list-item>
          <text:p text:style-name="P20">When the radio is in “Transmit” mode, the program shall display the Transmit frequency;</text:p>
        </text:list-item>
        <text:list-item>
          <text:p text:style-name="P20">When the radio is in “Transmit” mode, the program shall display the RF output level;</text:p>
        </text:list-item>
        <text:list-item>
          <text:p text:style-name="P20">When the radio is in “Transmit” mode, the program shall display an “On Air indicator;</text:p>
        </text:list-item>
        <text:list-item>
          <text:p text:style-name="P20">When the radio is receiving a signal, the program shall display a “Busy” indicator;</text:p>
        </text:list-item>
        <text:list-item>
          <text:p text:style-name="P20">When the radio is receiving a signal, the program shall display the received signal strength;</text:p>
        </text:list-item>
        <text:list-item>
          <text:p text:style-name="P18"><text:span text:style-name="T6">The program shall make maximum use of colour in the LCD display;</text:span></text:p>
        </text:list-item>
        <text:list-item>
          <text:p text:style-name="P18">The program shall provide the capability to print formatted listings of the following files:</text:p>
          <text:p text:style-name="P25">TMV Data files, and</text:p>
          <text:p text:style-name="P25">.INI Configuration files.</text:p>
        </text:list-item>
        <text:list-item>
          <text:p text:style-name="P18">The program shall make maximum use of “Hot Keys”;</text:p>
        </text:list-item>
        <text:list-item>
          <text:p text:style-name="P21">The program shall provide the capability for User Registration with Nag screen;</text:p>
        </text:list-item>
      </text:list>
      <text:h text:style-name="P29" text:outline-level="1">INI FILE ENTRIES</text:h>
      <text:h text:style-name="P30" text:outline-level="3"><text:s/>SECTION<text:tab/><text:tab/>KEY<text:tab/></text:h>
      <text:p text:style-name="P6">CONFIG<text:tab/><text:tab/>Com Port<text:line-break/><text:tab/><text:tab/><text:tab/>Colour Scheme<text:line-break/><text:line-break/>TMV FILES<text:tab/><text:tab/>TMVFileName<text:line-break/><text:line-break/>UHF<text:tab/><text:tab/><text:tab/>UHF Data Source<text:line-break/><text:tab/><text:tab/><text:tab/>UHF Channel Nr<text:line-break/><text:tab/><text:tab/><text:tab/>UHF VFO<text:line-break/><text:tab/><text:tab/><text:tab/>UHF RX Frequency<text:line-break/><text:tab/><text:tab/><text:tab/>UHF Step<text:line-break/><text:tab/><text:tab/><text:tab/>UHF Shift<text:line-break/><text:tab/><text:tab/><text:tab/>UHF Reverse<text:line-break/><text:tab/><text:tab/><text:tab/>UHF Tone<text:line-break/><text:tab/><text:tab/><text:tab/>UHF CTCSS<text:line-break/><text:tab/><text:tab/><text:tab/>UHF DTSS<text:line-break/><text:tab/><text:tab/><text:tab/>UHF Tone Nr<text:line-break/><text:tab/><text:tab/><text:tab/>UHF DTSS Code<text:line-break/><text:tab/><text:tab/><text:tab/>UHF CTCSS Nr<text:line-break/><text:tab/><text:tab/><text:tab/>UHF Offset<text:line-break/><text:tab/><text:tab/><text:tab/>UHF Scan<text:line-break/><text:tab/><text:tab/><text:tab/>UHF Split Freq<text:line-break/><text:tab/><text:tab/><text:tab/>UHF Split Step<text:line-break/><text:tab/><text:tab/><text:tab/>UHF RF Power<text:line-break/><text:tab/><text:tab/><text:tab/>UHF Channel Name<text:line-break/><text:tab/><text:tab/><text:tab/>UHF Comments<text:line-break/><text:tab/><text:tab/><text:tab/>UHF Audio Level<text:line-break/><text:tab/><text:tab/><text:tab/>UHF Squelch Level</text:p>
      <text:p text:style-name="P6">VHF<text:tab/><text:tab/><text:tab/>VHF Data Source<text:line-break/><text:tab/><text:tab/><text:tab/>VHF Channel Nr<text:line-break/><text:tab/><text:tab/><text:tab/>VHF RX Frequency<text:line-break/><text:tab/><text:tab/><text:tab/>VHF Step<text:line-break/><text:tab/><text:tab/><text:tab/>VHF Shift<text:line-break/><text:tab/><text:tab/><text:tab/>VHF Reverse<text:line-break/><text:tab/><text:tab/><text:tab/>VHF Tone<text:line-break/><text:tab/><text:tab/><text:tab/>VHF CTCSS<text:line-break/><text:tab/><text:tab/><text:tab/>VHF DTSS<text:line-break/><text:tab/><text:tab/><text:tab/>VHF Tone Nr<text:line-break/><text:tab/><text:tab/><text:tab/>VHF DTSS Code<text:line-break/><text:tab/><text:tab/><text:tab/>VHF CTCSS Nr<text:line-break/><text:tab/><text:tab/><text:tab/>VHF Offset<text:line-break/><text:tab/><text:tab/><text:tab/>VHF Scan<text:line-break/><text:tab/><text:tab/><text:tab/>VHF Split Freq<text:line-break/><text:tab/><text:tab/><text:tab/>VHF Split Step<text:line-break/><text:tab/><text:tab/><text:tab/>VHF RF Power<text:line-break/><text:tab/><text:tab/><text:tab/>VHF Channel Name<text:line-break/><text:tab/><text:tab/><text:tab/>VHF Comments<text:line-break/><text:tab/><text:tab/><text:tab/>VHF Audio Level<text:line-break/><text:tab/><text:tab/><text:tab/>VHF Squelch Level</text:p>
      <text:p text:style-name="P6"/>
      <text:p text:style-name="P11"><text:soft-page-break/>LCD DISPLAY</text:p>
      <text:p text:style-name="P11"><text:tab/><text:tab/><text:tab/>PTT Band</text:p>
      <text:p text:style-name="P11"/>
      <text:p text:style-name="P11">VHF VFO<text:tab/><text:tab/>VHF VFO<text:line-break/><text:tab/><text:tab/><text:tab/>VHF RX Frequency<text:line-break/><text:tab/><text:tab/><text:tab/>VHF Step<text:line-break/><text:tab/><text:tab/><text:tab/>VHF Shift<text:line-break/><text:tab/><text:tab/><text:tab/>VHF Reverse<text:line-break/><text:tab/><text:tab/><text:tab/>VHF Tone<text:line-break/><text:tab/><text:tab/><text:tab/>VHF CTCSS<text:line-break/><text:tab/><text:tab/><text:tab/>VHF DTSS<text:line-break/><text:tab/><text:tab/><text:tab/>VHF Tone Freq<text:line-break/><text:tab/><text:tab/><text:tab/>VHF DTSS Code<text:line-break/><text:tab/><text:tab/><text:tab/>VHF CTCSS Freq<text:line-break/><text:tab/><text:tab/><text:tab/>VHF Offset<text:line-break/><text:tab/><text:tab/><text:tab/>VHF Scan<text:line-break/><text:tab/><text:tab/><text:tab/>VHF RF Power<text:line-break/><text:tab/><text:tab/><text:tab/>VHF MEM Name<text:line-break/><text:tab/><text:tab/><text:tab/>VHF Comments<text:line-break/><text:tab/><text:tab/><text:tab/></text:p>
      <text:p text:style-name="P11">UHF VFO<text:tab/><text:tab/>UHF VFO<text:line-break/><text:tab/><text:tab/><text:tab/>UHF RX Frequency<text:line-break/><text:tab/><text:tab/><text:tab/>UHF Step<text:line-break/><text:tab/><text:tab/><text:tab/>UHF Shift<text:line-break/><text:tab/><text:tab/><text:tab/>UHF Reverse<text:line-break/><text:tab/><text:tab/><text:tab/>UHF Tone<text:line-break/><text:tab/><text:tab/><text:tab/>UHF CTCSS<text:line-break/><text:tab/><text:tab/><text:tab/>UHF DTSS<text:line-break/><text:tab/><text:tab/><text:tab/>UHF Tone Freq<text:line-break/><text:tab/><text:tab/><text:tab/>UHF DTSS Code<text:line-break/><text:tab/><text:tab/><text:tab/>UHF CTCSS Freq<text:line-break/><text:tab/><text:tab/><text:tab/>UHF Offset<text:line-break/><text:tab/><text:tab/><text:tab/>UHF Scan<text:line-break/><text:tab/><text:tab/><text:tab/>UHF RF Power<text:line-break/><text:tab/><text:tab/><text:tab/>UHF MEM Name<text:line-break/><text:tab/><text:tab/><text:tab/>UHF Comments<text:line-break/></text:p>
      <text:p text:style-name="P6"/>
      <text:p text:style-name="P5"/>
      <text:h text:style-name="P29" text:outline-level="1">TMV DATAFILE STRUCTURE</text:h>
      <text:p text:style-name="P4">The TMV Data File consists of four header records and a series of comma-delimited entries for each section.</text:p>
      <text:p text:style-name="P4">The Sections are [VHF MEMORY], [UHF MEMORY], [FAVOURITES] and [DTMF]. The VHF and UHF MEMORY sections can have from 0 to gv7Max_VHF_Data_Array_Size and gv7Max_UHF_Data_Array_Size records. The Favourites section can have from 0 to gv7Max_Favourites_Data_Array_Size records. The DTMF section can have from 0 to gv7Max_DTMF_Data_Array_Size.</text:p>
      <text:p text:style-name="P4">A Default TMV file will start with all fields (null) except for the Channel Nr. Any field with a Channel Name is considered an “active” field and must contain data as detailed in the following table.</text:p>
      <text:h text:style-name="P27" text:outline-level="1"><text:s/>FIELD<text:tab/><text:tab/>TYPE<text:tab/><text:tab/>DATA FORMAT<text:tab/><text:tab/><text:tab/><text:tab/></text:h>
      <text:p text:style-name="P9">VHF, UHF and FAVOURITES Sections</text:p>
      <text:p text:style-name="P3">Section_Header<text:tab/><text:tab/><text:tab/><text:tab/>[VHF MEMORY], [UHF MEMORY],</text:p>
      <text:p text:style-name="P3"><text:tab/><text:tab/><text:tab/><text:tab/><text:tab/><text:tab/>and [FAVOURITES]</text:p>
      <text:p text:style-name="P3">ChannelNr<text:tab/><text:tab/>STRING<text:tab/><text:tab/>[1..MaxElementNr] <text:s text:c="2"/>Array Element <text:tab/><text:tab/><text:tab/><text:tab/><text:tab/><text:tab/><text:tab/><text:tab/><text:tab/><text:tab/>[1..gv7Max_VHF_Data_Array_Size ]</text:p>
      <text:p text:style-name="P5">VFO<text:tab/><text:tab/><text:tab/>STRING<text:tab/><text:tab/>[UHF, VHF]</text:p>
      <text:p text:style-name="P3"><text:span text:style-name="T2">RXFrequency<text:tab/><text:tab/>STRING<text:tab/><text:tab/></text:span><text:span text:style-name="T3">999.999 (Frequency in mHz)</text:span></text:p>
      <text:p text:style-name="P8">Step<text:tab/><text:tab/><text:tab/>STRING<text:tab/><text:tab/>(99)9(.9)</text:p>
      <text:p text:style-name="P8">Shift<text:tab/><text:tab/><text:tab/>STRING<text:tab/><text:tab/>[S, P, M]</text:p>
      <text:p text:style-name="P8">Reverse<text:tab/><text:tab/>STRING<text:tab/><text:tab/>[Off,On]</text:p>
      <text:p text:style-name="P8">Tone<text:tab/><text:tab/><text:tab/>STRING<text:tab/><text:tab/>[N, T, C]</text:p>
      <text:p text:style-name="P8">ToneFreq<text:tab/><text:tab/>STRING<text:tab/><text:tab/>If Tone = None then field is null</text:p>
      <text:p text:style-name="P8"><text:tab/><text:tab/><text:tab/><text:tab/><text:tab/><text:tab/> <text:s text:c="4"/>else (9)99.9</text:p>
      <text:p text:style-name="P8">DTSS<text:tab/><text:tab/><text:tab/>STRING<text:tab/><text:tab/>[Off,On]</text:p>
      <text:p text:style-name="P8">DTSSCode<text:tab/><text:tab/>STRING<text:tab/><text:tab/>if DTSS = Off then field is null</text:p>
      <text:p text:style-name="P8"><text:tab/><text:tab/><text:tab/><text:tab/><text:tab/><text:tab/> <text:s text:c="4"/>else [000..999]</text:p>
      <text:p text:style-name="P8">ShiftOffset<text:tab/><text:tab/>STRING<text:tab/><text:tab/>If Shift = S then field is null</text:p>
      <text:p text:style-name="P8"><text:tab/><text:tab/><text:tab/><text:tab/><text:tab/><text:tab/> <text:s text:c="4"/>else 99.99</text:p>
      <text:p text:style-name="P8">Scan<text:tab/><text:tab/><text:tab/>STRING<text:tab/><text:tab/>[Off,On]</text:p>
      <text:p text:style-name="P8">RFPower<text:tab/><text:tab/>STRING<text:tab/><text:tab/>[H, M, L]</text:p>
      <text:p text:style-name="P8">ChannelName<text:tab/><text:tab/>STRING<text:tab/><text:tab/>[5..15] Alphanumeric</text:p>
      <text:p text:style-name="P8">Comments<text:tab/><text:tab/>STRING<text:tab/><text:tab/>[0..30] Alphanumeric</text:p>
      <text:p text:style-name="P8"/>
      <text:p text:style-name="P9">DTMF Section</text:p>
      <text:p text:style-name="P3">Section_Header<text:tab/><text:tab/><text:tab/><text:tab/>[DTMF]</text:p>
      <text:p text:style-name="P5">DTMF_Channel<text:tab/><text:tab/>STRING<text:tab/><text:tab/>two digits [.00..09]</text:p>
      <text:p text:style-name="P5">DTMF_Code<text:tab/><text:tab/>STRING<text:tab/><text:tab/>16 characters from the sets</text:p>
      <text:p text:style-name="P5"><text:tab/><text:tab/><text:tab/><text:tab/><text:tab/><text:tab/> <text:s text:c="4"/>[0..9] and [A..F].</text:p>
      <text:h text:style-name="P26" text:outline-level="1"><text:soft-page-break/>VHF DATA ARRAY STRUCTURE</text:h>
      <text:p text:style-name="P4">The VHF Data array is a string array consisting of up to gv7Max_VHF_Data_Array_Size comma-delimited entries. Formats are defined in the TMV7.EXE Control Protocol document.</text:p>
      <text:h text:style-name="P27" text:outline-level="1"><text:s/>FIELD<text:tab/><text:tab/>TYPE<text:tab/><text:tab/>DATA FORMAT<text:tab/><text:tab/><text:tab/><text:tab/></text:h>
      <text:p text:style-name="P3">VHF_MEM_Channel<text:tab/>STRING<text:tab/><text:tab/>Format 11</text:p>
      <text:p text:style-name="P3">VHF_VFO<text:tab/><text:tab/>STRING<text:tab/><text:tab/>Format 3</text:p>
      <text:p text:style-name="P3"><text:span text:style-name="T2">VHF_RX_Frequency<text:tab/>STRING<text:tab/><text:tab/></text:span><text:span text:style-name="T4">11 digits </text:span><text:span text:style-name="T3">- Freq in kHz</text:span></text:p>
      <text:p text:style-name="P8">VHF_Step<text:tab/><text:tab/>STRING<text:tab/><text:tab/>Format 6</text:p>
      <text:p text:style-name="P8">VHF_Shift<text:tab/><text:tab/>STRING<text:tab/><text:tab/>Format 7</text:p>
      <text:p text:style-name="P8">VHF_Reverse<text:tab/><text:tab/>STRING<text:tab/><text:tab/>Format 1</text:p>
      <text:p text:style-name="P8">VHF_Tone<text:tab/><text:tab/>STRING<text:tab/><text:tab/>Format 1</text:p>
      <text:p text:style-name="P8">VHF_CTCSS<text:tab/><text:tab/>STRING<text:tab/><text:tab/>Format 1</text:p>
      <text:p text:style-name="P8">VHF_DTSS<text:tab/><text:tab/>STRING<text:tab/><text:tab/>Format 1</text:p>
      <text:p text:style-name="P8">VHF_Tone_Freq<text:tab/>STRING<text:tab/><text:tab/>Format 8</text:p>
      <text:p text:style-name="P8">VHF_DTSS_Code<text:tab/>STRING<text:tab/><text:tab/>Format 9</text:p>
      <text:p text:style-name="P8">VHF_CTCSS_Freq<text:tab/>STRING<text:tab/><text:tab/>Format 8</text:p>
      <text:p text:style-name="P8">VHF_Offset<text:tab/><text:tab/>STRING<text:tab/><text:tab/>Format 10</text:p>
      <text:p text:style-name="P8">VHF_Scan<text:tab/><text:tab/>STRING<text:tab/><text:tab/>Format 1</text:p>
      <text:p text:style-name="P8">VHF_RF_Power<text:tab/>STRING<text:tab/><text:tab/>Format 12</text:p>
      <text:p text:style-name="P8">VHF_MEM_Name<text:tab/>STRING<text:tab/><text:tab/>[5..15] Alphanumeric</text:p>
      <text:p text:style-name="P8">VHF_Comments<text:tab/>STRING<text:tab/><text:tab/>[0..30] Alphanumeric</text:p>
      <text:p text:style-name="P8"/>
      <text:h text:style-name="P29" text:outline-level="1">UHF DATA ARRAY STRUCTURE</text:h>
      <text:p text:style-name="P4">The UHF Data array is a string array consisting of up to gv7Max_UHF_Data_Array_Size comma-delimited entries. Formats are defined in the TMV7.EXE Control Protocol document.</text:p>
      <text:h text:style-name="P27" text:outline-level="1"><text:s/>FIELD<text:tab/><text:tab/>TYPE<text:tab/><text:tab/>DATA FORMAT<text:tab/><text:tab/><text:tab/><text:tab/></text:h>
      <text:p text:style-name="P3">UHF_MEM_Channel<text:tab/>STRING<text:tab/><text:tab/>Format 11</text:p>
      <text:p text:style-name="P3">UHF_VFO<text:tab/><text:tab/>STRING<text:tab/><text:tab/>Format 3</text:p>
      <text:p text:style-name="P3"><text:span text:style-name="T2">UHF_RX_Frequency<text:tab/>STRING<text:tab/><text:tab/></text:span><text:span text:style-name="T5">11 digits </text:span><text:span text:style-name="T3">- Freq in kHz</text:span></text:p>
      <text:p text:style-name="P8">UHF_Step<text:tab/><text:tab/>STRING<text:tab/><text:tab/>Format 6</text:p>
      <text:p text:style-name="P8">UHF_Shift<text:tab/><text:tab/>STRING<text:tab/><text:tab/>Format 7</text:p>
      <text:p text:style-name="P8">UHF_Reverse<text:tab/><text:tab/>STRING<text:tab/><text:tab/>Format 1</text:p>
      <text:p text:style-name="P8">UHF_Tone<text:tab/><text:tab/>STRING<text:tab/><text:tab/>Format 1</text:p>
      <text:p text:style-name="P8">UHF_CTCSS<text:tab/><text:tab/>STRING<text:tab/><text:tab/>Format 1</text:p>
      <text:p text:style-name="P8">UHF_DTSS<text:tab/><text:tab/>STRING<text:tab/><text:tab/>Format 1</text:p>
      <text:p text:style-name="P8">UHF_Tone_Freq<text:tab/>STRING<text:tab/><text:tab/>Format 8</text:p>
      <text:p text:style-name="P8">UHF_DTSS_Code<text:tab/>STRING<text:tab/><text:tab/>Format 9</text:p>
      <text:p text:style-name="P8">UHF_CTCSS_Freq<text:tab/>STRING<text:tab/><text:tab/>Format 8</text:p>
      <text:p text:style-name="P8">UHF_Offset<text:tab/><text:tab/>STRING<text:tab/><text:tab/>Format 10</text:p>
      <text:p text:style-name="P8">UHF_Scan<text:tab/><text:tab/>STRING<text:tab/><text:tab/>Format 1</text:p>
      <text:p text:style-name="P8">UHF_RF_Power<text:tab/>STRING<text:tab/><text:tab/>Format 12</text:p>
      <text:p text:style-name="P8">UHF_MEM_Name<text:tab/>STRING<text:tab/><text:tab/>[5..15] Alphanumeric</text:p>
      <text:p text:style-name="P8">UHF_Comments<text:tab/>STRING<text:tab/><text:tab/>[0..30] Alphanumeric</text:p>
      <text:p text:style-name="P13"/>
      <text:h text:style-name="P29" text:outline-level="1">FAVOURITE DATA ARRAY STRUCTURE</text:h>
      <text:p text:style-name="P4">The Favourites Data array is a string array consisting of up to gv7Max_FAV_Data_Array_Size comma-delimited entries. Formats are defined in the TMV7.EXE Control Protocol document.</text:p>
      <text:h text:style-name="P27" text:outline-level="1"><text:s/>FIELD<text:tab/><text:tab/>TYPE<text:tab/><text:tab/>DATA FORMAT<text:tab/><text:tab/><text:tab/><text:tab/></text:h>
      <text:p text:style-name="P3">FAV_MEM_Channel<text:tab/>STRING<text:tab/><text:tab/>Format 11</text:p>
      <text:p text:style-name="P3">FAV_VFO<text:tab/><text:tab/>STRING<text:tab/><text:tab/>Format 3</text:p>
      <text:p text:style-name="P3"><text:span text:style-name="T2">FAV_RX_Frequency<text:tab/>STRING<text:tab/><text:tab/></text:span><text:span text:style-name="T5">11 digits </text:span><text:span text:style-name="T3">- Freq in kHz</text:span></text:p>
      <text:p text:style-name="P8">FAV_Step<text:tab/><text:tab/>STRING<text:tab/><text:tab/>Format 6</text:p>
      <text:p text:style-name="P8">FAV_Shift<text:tab/><text:tab/>STRING<text:tab/><text:tab/>Format 7</text:p>
      <text:p text:style-name="P8">FAV_Reverse<text:tab/><text:tab/>STRING<text:tab/><text:tab/>Format 1</text:p>
      <text:p text:style-name="P8">FAV_Tone<text:tab/><text:tab/>STRING<text:tab/><text:tab/>Format 1</text:p>
      <text:p text:style-name="P8">FAV_CTCSS<text:tab/><text:tab/>STRING<text:tab/><text:tab/>Format 1</text:p>
      <text:p text:style-name="P8">FAV_DTSS<text:tab/><text:tab/>STRING<text:tab/><text:tab/>Format 1</text:p>
      <text:p text:style-name="P8">FAV_Tone_Freq<text:tab/>STRING<text:tab/><text:tab/>Format 8</text:p>
      <text:p text:style-name="P8">FAV_DTSS_Code<text:tab/>STRING<text:tab/><text:tab/>Format 9</text:p>
      <text:p text:style-name="P8">FAV_CTCSS_Freq<text:tab/>STRING<text:tab/><text:tab/>Format 8</text:p>
      <text:p text:style-name="P8">FAV_Offset<text:tab/><text:tab/>STRING<text:tab/><text:tab/>Format 10</text:p>
      <text:p text:style-name="P8">FAV_Scan<text:tab/><text:tab/>STRING<text:tab/><text:tab/>Format 1</text:p>
      <text:p text:style-name="P8">FAV_RF_Power<text:tab/>STRING<text:tab/><text:tab/>Format 12</text:p>
      <text:p text:style-name="P8">FAV_MEM_Name<text:tab/>STRING<text:tab/><text:tab/>[5..15] Alphanumeric</text:p>
      <text:p text:style-name="P8">FAV_Comments<text:tab/>STRING<text:tab/><text:tab/>[0..30] Alphanumeric</text:p>
      <text:p text:style-name="P13"/>
      <text:h text:style-name="P29" text:outline-level="1">DTMF DATA ARRAY STRUCTURE</text:h>
      <text:p text:style-name="P4">The DTMF Data array is a string array consisting of up to gv7Max_DTMF_Data_Array_Size comma-delimited entries</text:p>
      <text:h text:style-name="P27" text:outline-level="1"><text:s/>FIELD<text:tab/><text:tab/>TYPE<text:tab/><text:tab/>DATA FORMAT<text:tab/><text:tab/><text:tab/><text:tab/></text:h>
      <text:p text:style-name="P5">DTMF_Channel<text:tab/><text:tab/>STRING<text:tab/><text:tab/>Format 15</text:p>
      <text:p text:style-name="P5">DTMF_Code<text:tab/><text:tab/>STRING<text:tab/><text:tab/>Format 16.</text:p>
      <text:p text:style-name="P7"/>
      <text:h text:style-name="P29" text:outline-level="1">VFO DATA ARRAY STRUCTURES</text:h>
      <text:p text:style-name="P4">The <text:span text:style-name="T2">VFO</text:span> Data arrays are identical string arrays with data elements prefixed by VHF or UHF</text:p>
      <text:h text:style-name="P27" text:outline-level="1"><text:s/>FIELD<text:tab/><text:tab/>TYPE<text:tab/>DATA<text:tab/><text:tab/><text:tab/><text:tab/></text:h>
      <text:p text:style-name="P7"><text:s text:c="2"/>RXFrequency<text:tab/><text:tab/>STRING<text:tab/>Format 5</text:p>
      <text:p text:style-name="P7"><text:s text:c="2"/>Step<text:tab/><text:tab/><text:tab/>STRING<text:tab/>Format 6</text:p>
      <text:p text:style-name="P7"><text:s text:c="2"/>Shift<text:tab/><text:tab/><text:tab/>STRING<text:tab/>Format 7</text:p>
      <text:p text:style-name="P7"><text:s text:c="2"/>Reverse<text:tab/><text:tab/>STRING<text:tab/>Format 1</text:p>
      <text:p text:style-name="P7"><text:s text:c="2"/>Tone<text:tab/><text:tab/><text:tab/>STRING<text:tab/>Format 1</text:p>
      <text:p text:style-name="P7"><text:s text:c="2"/>CTCSS<text:tab/><text:tab/>STRING<text:tab/>Format 1</text:p>
      <text:p text:style-name="P7"><text:s text:c="2"/>DTSS<text:tab/><text:tab/><text:tab/>STRING<text:tab/>Format 1</text:p>
      <text:p text:style-name="P7"><text:s text:c="2"/>ToneNr<text:tab/><text:tab/>STRING<text:tab/>Format 8</text:p>
      <text:p text:style-name="P7"><text:s text:c="2"/>DTSSCode<text:tab/><text:tab/>STRING<text:tab/>Format 9</text:p>
      <text:p text:style-name="P7"><text:s text:c="2"/>CTCSSNr<text:tab/><text:tab/>STRING<text:tab/>Format 8</text:p>
      <text:p text:style-name="P7"><text:s text:c="2"/>Offset<text:tab/><text:tab/><text:tab/>STRING<text:tab/>Nine digits – Freq in Hz</text:p>
      <text:p text:style-name="P7"><text:s text:c="2"/>Scan<text:tab/><text:tab/><text:tab/>STRING<text:tab/>Format 1</text:p>
      <text:p text:style-name="P7"><text:s text:c="2"/>SplitFrequency<text:tab/>STRING<text:tab/>Format 10</text:p>
      <text:p text:style-name="P7"><text:s text:c="2"/>SplitStep<text:tab/><text:tab/>STRING<text:tab/>Format 6</text:p>
      <text:p text:style-name="P7"><text:s text:c="2"/>RFPower<text:tab/><text:tab/>STRING<text:tab/>Format 12</text:p>
      <text:p text:style-name="P7"><text:s text:c="2"/>ChannelName<text:tab/><text:tab/>STRING<text:tab/>[5..15] Alphanumeric</text:p>
      <text:p text:style-name="P7"><text:s text:c="2"/>ChannelComments<text:tab/>STRINF<text:tab/>[0..30] Alphanumeric</text:p>
      <text:p text:style-name="P7"><text:s text:c="2"/>AudioLevel<text:tab/><text:tab/>STRING<text:tab/>Format 19</text:p>
      <text:p text:style-name="P7"><text:s text:c="2"/>SquelchLevel<text:tab/><text:tab/>STRING<text:tab/>Format 2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TMV7A.EXE Software Design Spec</text:title> <text:user-defined style:data-style-name="N0" text:name="Version">1.0.0</text:user-defined> <text:s text:c="30"/>Page <text:page-number text:select-page="current">10</text:page-number> of <text:page-count>12</text:page-count> <text:s text:c="81"/><text:modification-date style:data-style-name="N75">3 Aug 2013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TMV7A.EXE Software Design Spec</text:title> <text:user-defined style:data-style-name="N0" text:name="Version">1.0.0</text:user-defined> <text:s text:c="35"/>Page <text:page-number text:select-page="current">11</text:page-number> of <text:page-count>12</text:page-count> <text:s text:c="79"/><text:modification-date style:data-style-name="N75">3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TMV7A.EXE Software Design Spec</dc:title>
    <meta:initial-creator>Hew Lines</meta:initial-creator>
    <meta:creation-date>2008-03-07T09:52:35</meta:creation-date>
    <dc:date>2013-08-03T16:39:20.81</dc:date>
    <meta:print-date>2013-06-25T14:20:27.18</meta:print-date>
    <meta:editing-cycles>244</meta:editing-cycles>
    <meta:editing-duration>PT22H59M55S</meta:editing-duration>
    <dc:creator>Hew Lines</dc:creator>
    <meta:document-statistic meta:table-count="0" meta:image-count="0" meta:object-count="0" meta:page-count="12" meta:paragraph-count="210" meta:word-count="1835" meta:character-count="12031"/>
    <meta:user-defined meta:name="Info 2"/>
    <meta:user-defined meta:name="Info 3"/>
    <meta:user-defined meta:name="Info 4"/>
    <meta:user-defined meta:name="Version">1.0.0</meta:user-defined>
  </office:meta>
</office:document-meta>
</file>